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17397040654482341" text:style-name="Outline">
        <text:list-item>
          <text:h text:style-name="P3" text:outline-level="1">Futuro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6-3-2019</text:p>
      <text:p text:style-name="Standard"/>
      <text:p text:style-name="P1">Programa:</text:p>
      <text:p text:style-name="P1"/>
      <text:p text:style-name="P1">Fuente:<text:tab/><text:a xlink:type="simple" xlink:href="https://stackoverflow.com/questions/38933801/calling-an-async-method-from-component-constructor-in-dart" text:style-name="Internet_20_link" text:visited-style-name="Visited_20_Internet_20_Link">discusion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3-15T13:06:21</meta:creation-date>
    <meta:editing-duration>PT1M22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9" meta:word-count="16" meta:character-count="135"/>
    <dc:date>2019-03-15T13:07:42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